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svg:stroke-color="#000000" draw:fill-color="#e6e6e6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1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8pt" style:font-size-asian="8pt" style:font-size-complex="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line-height="100%" fo:text-align="center"/>
      <style:text-properties fo:font-weight="bold" style:font-weight-asian="bold" style:font-weight-complex="bold"/>
    </style:style>
    <style:style style:name="P6" style:family="paragraph">
      <style:paragraph-properties fo:line-height="100%" fo:text-align="center"/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style:style style:name="T2" style:family="text">
      <style:text-properties fo:font-family="Consolas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5cm" svg:height="3.7cm" svg:x="5.1cm" svg:y="2cm">
          <draw:glue-point draw:id="4" svg:x="-5.006cm" svg:y="-2.857cm"/>
          <draw:glue-point draw:id="5" svg:x="-5cm" svg:y="-2.027cm"/>
          <draw:glue-point draw:id="6" svg:x="-5cm" svg:y="1.785cm"/>
          <draw:glue-point draw:id="7" svg:x="5cm" svg:y="-2.837cm"/>
          <draw:glue-point draw:id="8" svg:x="5cm" svg:y="-2.027cm"/>
          <draw:glue-point draw:id="9" svg:x="5cm" svg:y="-3.648cm"/>
          <draw:glue-point draw:id="10" svg:x="5cm" svg:y="1.785cm"/>
          <draw:glue-point draw:id="11" svg:x="5cm" svg:y="2.5cm"/>
          <draw:glue-point draw:id="12" svg:x="5cm" svg:y="3.378cm"/>
          <text:p/>
        </draw:rect>
        <draw:rect draw:style-name="gr2" draw:text-style-name="P1" xml:id="id3" draw:id="id3" draw:layer="layout" svg:width="1.5cm" svg:height="3.7cm" svg:x="9.2cm" svg:y="2cm">
          <draw:glue-point draw:id="4" svg:x="-5cm" svg:y="-2.837cm"/>
          <draw:glue-point draw:id="5" svg:x="-5cm" svg:y="-2.027cm"/>
          <draw:glue-point draw:id="6" svg:x="-5cm" svg:y="-3.648cm"/>
          <draw:glue-point draw:id="7" svg:x="-5cm" svg:y="1.785cm"/>
          <draw:glue-point draw:id="8" svg:x="-5cm" svg:y="2.5cm"/>
          <draw:glue-point draw:id="9" svg:x="-5cm" svg:y="3.378cm"/>
          <text:p/>
        </draw:rect>
        <draw:connector draw:style-name="gr3" draw:text-style-name="P1" draw:layer="layout" draw:type="line" svg:x1="3.412cm" svg:y1="4.715cm" svg:x2="3.412cm" svg:y2="4.715cm" draw:start-shape="id1" draw:end-shape="id1" svg:d="m3412 4715">
          <text:p/>
        </draw:connector>
        <draw:connector draw:style-name="gr3" draw:text-style-name="P1" draw:layer="layout" draw:type="line" svg:x1="6.6cm" svg:y1="2.501cm" svg:x2="9.2cm" svg:y2="2.501cm" draw:start-shape="id2" draw:start-glue-point="9" draw:end-shape="id3" draw:end-glue-point="6" svg:d="m6600 2501h2600">
          <text:p/>
        </draw:connector>
        <draw:connector draw:style-name="gr3" draw:text-style-name="P1" draw:layer="layout" draw:type="line" svg:x1="9.2cm" svg:y1="2.801cm" svg:x2="6.6cm" svg:y2="2.801cm" draw:start-shape="id3" draw:start-glue-point="4" draw:end-shape="id2" draw:end-glue-point="7" svg:d="m9200 2801h-2600">
          <text:p/>
        </draw:connector>
        <draw:connector draw:style-name="gr3" draw:text-style-name="P1" draw:layer="layout" draw:type="line" svg:x1="6.6cm" svg:y1="3.101cm" svg:x2="9.2cm" svg:y2="3.101cm" draw:start-shape="id2" draw:start-glue-point="8" draw:end-shape="id3" draw:end-glue-point="5" svg:d="m6600 3101h2600">
          <text:p/>
        </draw:connector>
        <draw:connector draw:style-name="gr3" draw:text-style-name="P1" draw:layer="layout" draw:type="line" svg:x1="6.6cm" svg:y1="4.51cm" svg:x2="9.2cm" svg:y2="4.51cm" draw:start-shape="id2" draw:start-glue-point="10" draw:end-shape="id3" draw:end-glue-point="7" svg:d="m6600 4510h2600">
          <text:p/>
        </draw:connector>
        <draw:connector draw:style-name="gr3" draw:text-style-name="P1" draw:layer="layout" draw:type="line" svg:x1="9.2cm" svg:y1="4.775cm" svg:x2="6.6cm" svg:y2="4.775cm" draw:start-shape="id3" draw:start-glue-point="8" draw:end-shape="id2" draw:end-glue-point="11" svg:d="m9200 4775h-2600">
          <text:p/>
        </draw:connector>
        <draw:connector draw:style-name="gr3" draw:text-style-name="P1" draw:layer="layout" draw:type="line" svg:x1="6.6cm" svg:y1="5.099cm" svg:x2="9.2cm" svg:y2="5.099cm" draw:start-shape="id2" draw:start-glue-point="12" draw:end-shape="id3" draw:end-glue-point="9" svg:d="m6600 5099h2600">
          <text:p/>
        </draw:connector>
        <draw:frame draw:style-name="gr4" draw:text-style-name="P2" draw:layer="layout" svg:width="1.442cm" svg:height="0.585cm" svg:x="7.158cm" svg:y="1.9cm">
          <draw:text-box>
            <text:p><text:span text:style-name="T1">Data A</text:span></text:p>
          </draw:text-box>
        </draw:frame>
        <draw:frame draw:style-name="gr4" draw:text-style-name="P2" draw:layer="layout" svg:width="1.442cm" svg:height="0.585cm" svg:x="7.2cm" svg:y="3.115cm">
          <draw:text-box>
            <text:p><text:span text:style-name="T1">Addr A</text:span></text:p>
          </draw:text-box>
        </draw:frame>
        <draw:frame draw:style-name="gr4" draw:text-style-name="P2" draw:layer="layout" svg:width="1.442cm" svg:height="0.585cm" svg:x="7.158cm" svg:y="3.9cm">
          <draw:text-box>
            <text:p><text:span text:style-name="T1">Data </text:span><text:span text:style-name="T2">B</text:span></text:p>
          </draw:text-box>
        </draw:frame>
        <draw:frame draw:style-name="gr4" draw:text-style-name="P2" draw:layer="layout" svg:width="1.442cm" svg:height="0.585cm" svg:x="7.158cm" svg:y="5.1cm">
          <draw:text-box>
            <text:p><text:span text:style-name="T1">Addr B</text:span></text:p>
          </draw:text-box>
        </draw:frame>
        <draw:frame draw:style-name="gr4" draw:text-style-name="P2" draw:layer="layout" svg:width="1.442cm" svg:height="0.585cm" svg:x="9.2cm" svg:y="2.5cm">
          <draw:text-box>
            <text:p><text:span text:style-name="T1">Port A</text:span></text:p>
          </draw:text-box>
        </draw:frame>
        <draw:frame draw:style-name="gr4" draw:text-style-name="P2" draw:layer="layout" svg:width="1.442cm" svg:height="0.585cm" svg:x="9.158cm" svg:y="4.5cm">
          <draw:text-box>
            <text:p><text:span text:style-name="T1">Port B</text:span></text:p>
          </draw:text-box>
        </draw:frame>
        <draw:frame draw:style-name="gr4" draw:text-style-name="P4" draw:layer="layout" svg:width="1.129cm" svg:height="0.585cm" svg:x="9.371cm" svg:y="1.415cm">
          <draw:text-box>
            <text:p text:style-name="P3"><text:span text:style-name="T3">SRAM</text:span></text:p>
          </draw:text-box>
        </draw:frame>
        <draw:frame draw:style-name="gr4" draw:text-style-name="P6" draw:layer="layout" svg:width="2.068cm" svg:height="0.919cm" svg:x="4.832cm" svg:y="1.181cm">
          <draw:text-box>
            <text:p text:style-name="P5"><text:span text:style-name="T3">SRAM</text:span></text:p>
            <text:p text:style-name="P5"><text:span text:style-name="T3">Controller</text:span></text:p>
          </draw:text-box>
        </draw:frame>
        <draw:frame draw:style-name="gr5" draw:text-style-name="P2" draw:layer="layout" svg:width="1.755cm" svg:height="0.585cm" svg:x="2.3cm" svg:y="3.015cm">
          <draw:text-box>
            <text:p><text:span text:style-name="T1">Data bus</text:span></text:p>
          </draw:text-box>
        </draw:frame>
        <draw:frame draw:style-name="gr4" draw:text-style-name="P2" xml:id="id1" draw:id="id1" draw:layer="layout" svg:width="2.225cm" svg:height="0.585cm" svg:x="2.3cm" svg:y="4.715cm">
          <draw:text-box>
            <text:p><text:span text:style-name="T1">Address bus</text:span></text:p>
          </draw:text-box>
        </draw:frame>
        <draw:frame draw:style-name="gr4" draw:text-style-name="P2" draw:layer="layout" svg:width="2.538cm" svg:height="0.585cm" svg:x="2.3cm" svg:y="6cm">
          <draw:text-box>
            <text:p><text:span text:style-name="T1">Control lines</text:span></text:p>
          </draw:text-box>
        </draw:frame>
        <draw:line draw:style-name="gr6" draw:text-style-name="P1" draw:layer="layout" svg:x1="5.8cm" svg:y1="6.5cm" svg:x2="5.8cm" svg:y2="5.7cm">
          <text:p/>
        </draw:line>
        <draw:line draw:style-name="gr7" draw:text-style-name="P1" draw:layer="layout" svg:x1="1.7cm" svg:y1="6.5cm" svg:x2="5.8cm" svg:y2="6.5cm">
          <text:p/>
        </draw:line>
        <draw:frame draw:style-name="gr4" draw:text-style-name="P2" draw:layer="layout" svg:width="2.538cm" svg:height="0.585cm" svg:x="2.3cm" svg:y="1.981cm">
          <draw:text-box>
            <text:p><text:span text:style-name="T1">Data (addr+1)</text:span></text:p>
          </draw:text-box>
        </draw:frame>
        <draw:line draw:style-name="gr6" draw:text-style-name="P1" draw:layer="layout" svg:x1="2.4cm" svg:y1="5.3cm" svg:x2="5.1cm" svg:y2="5.3cm">
          <text:p/>
        </draw:line>
        <draw:rect draw:style-name="gr2" draw:text-style-name="P1" draw:layer="layout" svg:width="1.5cm" svg:height="3.7cm" svg:x="0.9cm" svg:y="2cm">
          <draw:glue-point draw:id="4" svg:x="-5.006cm" svg:y="-2.857cm"/>
          <draw:glue-point draw:id="5" svg:x="-5cm" svg:y="-2.027cm"/>
          <draw:glue-point draw:id="6" svg:x="-5cm" svg:y="1.785cm"/>
          <draw:glue-point draw:id="7" svg:x="5cm" svg:y="-2.837cm"/>
          <draw:glue-point draw:id="8" svg:x="5cm" svg:y="-2.027cm"/>
          <draw:glue-point draw:id="9" svg:x="5cm" svg:y="-3.648cm"/>
          <draw:glue-point draw:id="10" svg:x="5cm" svg:y="1.785cm"/>
          <draw:glue-point draw:id="11" svg:x="5cm" svg:y="2.5cm"/>
          <draw:glue-point draw:id="12" svg:x="5cm" svg:y="3.378cm"/>
          <text:p/>
        </draw:rect>
        <draw:frame draw:style-name="gr4" draw:text-style-name="P6" draw:layer="layout" svg:width="0.972cm" svg:height="0.585cm" svg:x="1.2cm" svg:y="1.5cm">
          <draw:text-box>
            <text:p text:style-name="P5"><text:span text:style-name="T3">CPU</text:span></text:p>
          </draw:text-box>
        </draw:frame>
        <draw:line draw:style-name="gr6" draw:text-style-name="P1" draw:layer="layout" svg:x1="2.399cm" svg:y1="4.05cm" svg:x2="5.099cm" svg:y2="4.05cm">
          <text:p/>
        </draw:line>
        <draw:line draw:style-name="gr6" draw:text-style-name="P1" draw:layer="layout" svg:x1="5.1cm" svg:y1="3.7cm" svg:x2="2.4cm" svg:y2="3.7cm">
          <text:p/>
        </draw:line>
        <draw:line draw:style-name="gr6" draw:text-style-name="P1" draw:layer="layout" svg:x1="5.1cm" svg:y1="2.65cm" svg:x2="2.4cm" svg:y2="2.65cm">
          <text:p/>
        </draw:line>
        <draw:line draw:style-name="gr7" draw:text-style-name="P1" draw:layer="layout" svg:x1="1.7cm" svg:y1="5.7cm" svg:x2="1.7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3T18:02:53.15</meta:creation-date>
    <dc:date>2013-04-16T15:24:12.42</dc:date>
    <meta:editing-duration>PT19M32S</meta:editing-duration>
    <meta:editing-cycles>5</meta:editing-cycles>
    <meta:generator>OpenOffice.org/3.4.1$Win32 OpenOffice.org_project/341m1$Build-9593</meta:generator>
    <meta:document-statistic meta:object-count="30"/>
  </office:meta>
</office:document-meta>
</file>